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9900" draw:textarea-horizontal-align="justify" draw:textarea-vertical-align="middle" draw:auto-grow-height="false" fo:min-height="1.375cm" fo:min-width="3.801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1.646cm" fo:min-width="3.596cm"/>
    </style:style>
    <style:style style:name="gr3" style:family="graphic" style:parent-style-name="standard">
      <style:graphic-properties draw:textarea-horizontal-align="justify" draw:textarea-vertical-align="middle" draw:auto-grow-height="false" fo:min-height="1.646cm" fo:min-width="3.596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2.575cm" fo:min-width="3.801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fill="none" draw:textarea-vertical-align="middle" draw:auto-grow-height="false" fo:min-height="6.138cm" fo:min-width="6.088cm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3333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3cm" svg:height="2.6cm" svg:x="8.4cm" svg:y="23cm">
          <text:p text:style-name="P1"><text:span text:style-name="T1">БД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4.3cm" svg:height="2.1cm" svg:x="8.3cm" svg:y="19.7cm">
          <text:p text:style-name="P1"><text:span text:style-name="T1">СУБ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3cm" svg:height="2.1cm" svg:x="8.3cm" svg:y="16.1cm">
          <text:p text:style-name="P1"><text:span text:style-name="T1">WEB серв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3cm" svg:height="3.2cm" svg:x="8.3cm" svg:y="11.5cm">
          <text:p text:style-name="P4"><text:span text:style-name="T1">WEB</text:span></text:p>
          <text:p text:style-name="P4"><text:span text:style-name="T1">браузер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1" draw:layer="layout" svg:x1="10.4cm" svg:y1="14.8cm" svg:x2="10.4cm" svg:y2="16.2cm">
          <text:p/>
        </draw:line>
        <draw:line draw:style-name="gr5" draw:text-style-name="P1" draw:layer="layout" svg:x1="10.5cm" svg:y1="18.2cm" svg:x2="10.5cm" svg:y2="19.7cm">
          <text:p/>
        </draw:line>
        <draw:line draw:style-name="gr5" draw:text-style-name="P1" draw:layer="layout" svg:x1="10.5cm" svg:y1="21.7cm" svg:x2="10.5cm" svg:y2="23.1cm">
          <text:p/>
        </draw:line>
        <draw:custom-shape draw:style-name="gr6" draw:text-style-name="P6" draw:layer="layout" svg:width="7.3cm" svg:height="7.1cm" svg:x="6.9cm" svg:y="19.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8:24:18.515870802</meta:creation-date>
    <dc:date>2018-11-05T18:32:24.343604184</dc:date>
    <meta:editing-duration>PT8M3S</meta:editing-duration>
    <meta:editing-cycles>9</meta:editing-cycles>
    <meta:generator>LibreOffice/5.1.6.2$Linux_X86_64 LibreOffice_project/10m0$Build-2</meta:generator>
    <meta:document-statistic meta:object-count="8"/>
  </office:meta>
</office:document-meta>
</file>